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tinus Mono" svg:font-family="'Libertinus Mono'" style:font-family-generic="modern" style:font-pitch="variable"/>
    <style:font-face style:name="Libertinus Sans3" svg:font-family="'Libertinus Sans'" style:font-adornments="Itálica" style:font-family-generic="modern" style:font-pitch="variable"/>
    <style:font-face style:name="Libertinus Sans" svg:font-family="'Libertinus Sans'" style:font-adornments="Negrita" style:font-family-generic="modern" style:font-pitch="variable"/>
    <style:font-face style:name="Libertinus Sans1" svg:font-family="'Libertinus Sans'" style:font-adornments="Negrita itálica" style:font-family-generic="modern" style:font-pitch="variable"/>
    <style:font-face style:name="Libertinus Sans2" svg:font-family="'Libertinus Sans'" style:font-adornments="Normal" style:font-family-generic="modern" style:font-pitch="variable"/>
    <style:font-face style:name="Libertinus Serif" svg:font-family="'Libertinus Serif'" style:font-adornments="Normal" style:font-family-generic="modern" style:font-pitch="variable"/>
    <style:font-face style:name="Libertinus Serif Display" svg:font-family="'Libertinus Serif Display'" style:font-adornments="Normal" style:font-family-generic="moder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cm" table:align="left" style:writing-mode="lr-tb"/>
    </style:style>
    <style:style style:name="Tabla1.A" style:family="table-column">
      <style:table-column-properties style:column-width="2.706cm"/>
    </style:style>
    <style:style style:name="Tabla1.B" style:family="table-column">
      <style:table-column-properties style:column-width="11.294cm"/>
    </style:style>
    <style:style style:name="Tabla1.1" style:family="table-row">
      <style:table-row-properties fo:keep-together="auto"/>
    </style:style>
    <style:style style:name="Tabla1.A1" style:family="table-cell">
      <style:table-cell-properties style:vertical-align="middle" style:border-line-width-bottom="0.028cm 0.028cm 0.028cm" fo:padding="0.132cm" fo:border-left="none" fo:border-right="none" fo:border-top="0.1pt solid #808080" fo:border-bottom="2.4pt double #808080" style:writing-mode="lr-tb"/>
    </style:style>
    <style:style style:name="Tabla1.A2" style:family="table-cell">
      <style:table-cell-properties style:vertical-align="middle" fo:padding="0.132cm" fo:border-left="none" fo:border-right="none" fo:border-top="none" fo:border-bottom="0.1pt solid #808080" style:writing-mode="lr-tb"/>
    </style:style>
    <style:style style:name="P1" style:family="paragraph" style:parent-style-name="Best_20_paragraph">
      <style:paragraph-properties fo:margin-left="0cm" fo:margin-right="0cm" fo:line-height="120%" fo:text-align="justify" style:justify-single-word="false" fo:text-indent="0cm" style:auto-text-indent="false" text:number-lines="false" text:line-number="0" style:writing-mode="lr-tb"/>
      <style:text-properties fo:language="en" fo:country="US" officeooo:paragraph-rsid="009e06bb"/>
    </style:style>
    <style:style style:name="P2" style:family="paragraph" style:parent-style-name="Abstract">
      <style:paragraph-properties style:writing-mode="lr-tb"/>
      <style:text-properties officeooo:rsid="009c7dcb" officeooo:paragraph-rsid="00a1c13b"/>
    </style:style>
    <style:style style:name="P3" style:family="paragraph" style:parent-style-name="Table_20_Contents">
      <style:paragraph-properties fo:text-align="start" style:justify-single-word="false" style:writing-mode="lr-tb"/>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paragraph-rsid="009e06bb" style:font-size-asian="10pt" style:font-style-asian="normal" style:font-weight-asian="normal" style:font-size-complex="10pt" style:font-style-complex="normal" style:font-weight-complex="normal"/>
    </style:style>
    <style:style style:name="P4" style:family="paragraph" style:parent-style-name="Best_20_paragraph">
      <style:text-properties fo:language="en" fo:country="US"/>
    </style:style>
    <style:style style:name="P5" style:family="paragraph" style:parent-style-name="Best_20_paragraph">
      <style:text-properties officeooo:rsid="00a92054" officeooo:paragraph-rsid="00a92054"/>
    </style:style>
    <style:style style:name="P6" style:family="paragraph" style:parent-style-name="Best_20_paragraph">
      <style:text-properties officeooo:rsid="00b94166" officeooo:paragraph-rsid="00b94166"/>
    </style:style>
    <style:style style:name="P7" style:family="paragraph" style:parent-style-name="Table_20_Contents">
      <style:text-properties officeooo:paragraph-rsid="009e06bb"/>
    </style:style>
    <style:style style:name="P8" style:family="paragraph" style:parent-style-name="Chapter" style:master-page-name="Capitulo">
      <style:paragraph-properties style:page-number="auto"/>
      <style:text-properties fo:font-variant="small-caps" fo:color="#0000ff" loext:opacity="100%" style:text-outline="false" style:font-name="Libertinus Serif Display" fo:font-size="32pt" fo:language="en" fo:country="US" fo:text-shadow="none" style:text-underline-style="none" fo:font-weight="normal" officeooo:rsid="00a1c13b" officeooo:paragraph-rsid="00a1c13b" style:font-name-asian="Microsoft YaHei" style:font-size-asian="32pt" style:font-weight-asian="bold" style:font-name-complex="Lucida Sans" style:font-size-complex="32pt" style:font-weight-complex="bold" style:font-relief="none"/>
    </style:style>
    <style:style style:name="P9" style:family="paragraph" style:parent-style-name="Footer">
      <style:paragraph-properties fo:text-align="end" style:justify-single-word="false"/>
    </style:style>
    <style:style style:name="P10" style:family="paragraph" style:parent-style-name="Heading_20_1">
      <style:text-properties fo:language="en" fo:country="US"/>
    </style:style>
    <style:style style:name="P11" style:family="paragraph" style:parent-style-name="Heading_20_2">
      <style:text-properties fo:language="en" fo:country="US"/>
    </style:style>
    <style:style style:name="P12" style:family="paragraph">
      <style:paragraph-properties fo:text-align="center"/>
    </style:style>
    <style:style style:name="T1" style:family="text">
      <style:text-properties style:font-name="Libertinus Sans2" fo:font-size="10pt" fo:language="en" fo:country="US" officeooo:rsid="0097239d"/>
    </style:style>
    <style:style style:name="T2" style:family="text">
      <style:text-properties officeooo:rsid="0027bda5"/>
    </style:style>
    <style:style style:name="T3" style:family="text">
      <style:text-properties fo:font-weight="bold" style:font-weight-asian="bold" style:font-weight-complex="bold"/>
    </style:style>
    <style:style style:name="T4" style:family="text">
      <style:text-properties fo:font-size="10pt" fo:language="en" fo:country="US" fo:font-style="italic" style:font-size-asian="10pt" style:font-style-asian="italic" style:font-style-complex="italic"/>
    </style:style>
    <style:style style:name="T5" style:family="text">
      <style:text-properties style:font-name="Libertinus Sans" fo:font-size="21pt" fo:font-weight="normal" officeooo:rsid="00b483c0" style:font-name-asian="Microsoft YaHei" style:font-size-asian="16.1000003814697pt" style:font-weight-asian="bold" style:font-name-complex="Lucida Sans" style:font-size-complex="16.1000003814697pt" style:font-weight-complex="bold"/>
    </style:style>
    <style:style style:name="T6" style:family="text">
      <style:text-properties style:font-name="Liberation Serif" fo:font-size="12pt" style:font-size-asian="12pt" style:font-size-complex="12pt"/>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128_3304196238"/>Mind Maps<text:bookmark-end text:name="__RefHeading___Toc128_3304196238"/></text:h>
      <text:p text:style-name="P2"><text:span text:style-name="T3">Abstract</text:span>.- <text:span text:style-name="T4">In this chapter we show what are mind maps and why they are useful. We show its elements and how can we draw them.</text:span></text:p>
      <text:h text:style-name="Heading_20_1" text:outline-level="2"><text:bookmark-start text:name="__RefHeading___Toc130_3304196238"/>What are Mind Maps<text:bookmark-end text:name="__RefHeading___Toc130_3304196238"/></text:h>
      <text:h text:style-name="Heading_20_2" text:outline-level="3"><text:bookmark-start text:name="__RefHeading___Toc134_3304196238"/>Definition<text:bookmark-end text:name="__RefHeading___Toc134_3304196238"/></text:h>
      <text:p text:style-name="Best_20_paragraph">A Mind Map is a powerful graphic technique which provides a universal key to unlock the potential of the brain. It harnesses the full range of cortical skills – word, image, number, logic, rhythm, color and spatial awareness – in a single, uniquely powerful manner. In so doing, it gives you the freedom to roam the infinite expanses of your brain.</text:p>
      <text:p text:style-name="Best_20_paragraph">The Mind Map can be applied to every aspect of life where improved learning and clearer thinking will enhance human performance.</text:p>
      <text:p text:style-name="Best_20_paragraph">Originated in 1970 by Tony Buzan, Mind Maps are now used by millions of people around the world from the very young to the very old whenever they wish to use their brains more effectively.</text:p>
      <table:table table:name="Tabla1" table:style-name="Tabla1">
        <table:table-column table:style-name="Tabla1.A"/>
        <table:table-column table:style-name="Tabla1.B"/>
        <table:table-row table:style-name="Tabla1.1">
          <table:table-cell table:style-name="Tabla1.A1" office:value-type="string">
            <text:p text:style-name="P7"><text:span text:style-name="Strong_20_Emphasis"><text:span text:style-name="T6">Uses</text:span></text:span></text:p>
          </table:table-cell>
          <table:table-cell table:style-name="Tabla1.A1" office:value-type="string">
            <text:p text:style-name="P7"><text:span text:style-name="Strong_20_Emphasis"><text:span text:style-name="T6">Benefits</text:span></text:span></text:p>
          </table:table-cell>
        </table:table-row>
        <table:table-row table:style-name="Tabla1.1">
          <table:table-cell table:style-name="Tabla1.A2" office:value-type="string">
            <text:p text:style-name="P3">Learning</text:p>
          </table:table-cell>
          <table:table-cell table:style-name="Tabla1.A2" office:value-type="string">
            <text:p text:style-name="P3">Learning Reduce those ‘tons of work’. Feel good about study, revision and exams. Have confidence in your learning abilities.</text:p>
          </table:table-cell>
        </table:table-row>
        <table:table-row table:style-name="Tabla1.1">
          <table:table-cell table:style-name="Tabla1.A2" office:value-type="string">
            <text:p text:style-name="P3">Over viewing</text:p>
          </table:table-cell>
          <table:table-cell table:style-name="Tabla1.A2" office:value-type="string">
            <text:p text:style-name="P3">Over viewing See the whole picture, the global view, at once, Understand the links and connections.</text:p>
          </table:table-cell>
        </table:table-row>
        <table:table-row table:style-name="Tabla1.1">
          <table:table-cell table:style-name="Tabla1.A2" office:value-type="string">
            <text:p text:style-name="P3">Concentrating</text:p>
          </table:table-cell>
          <table:table-cell table:style-name="Tabla1.A2" office:value-type="string">
            <text:p text:style-name="P3">Concentrating Focus on the task for better results. using all your cortical skills attracts your attention.</text:p>
          </table:table-cell>
        </table:table-row>
        <table:table-row table:style-name="Tabla1.1">
          <table:table-cell table:style-name="Tabla1.A2" office:value-type="string">
            <text:p text:style-name="P3">Organizing</text:p>
          </table:table-cell>
          <table:table-cell table:style-name="Tabla1.A2" office:value-type="string">
            <text:p text:style-name="P3">Be on top of all the details for parties, holidays, projects or any other subject.</text:p>
          </table:table-cell>
        </table:table-row>
        <table:table-row table:style-name="Tabla1.1">
          <table:table-cell table:style-name="Tabla1.A2" office:value-type="string">
            <text:p text:style-name="P3">Presenting</text:p>
          </table:table-cell>
          <table:table-cell table:style-name="Tabla1.A2" office:value-type="string">
            <text:p text:style-name="P3">Speeches are clear, relaxed and alive. You be at your best.</text:p>
          </table:table-cell>
        </table:table-row>
        <table:table-row table:style-name="Tabla1.1">
          <table:table-cell table:style-name="Tabla1.A2" office:value-type="string">
            <text:p text:style-name="P3">Communicating</text:p>
          </table:table-cell>
          <table:table-cell table:style-name="Tabla1.A2" office:value-type="string">
            <text:p text:style-name="P3">In all forms with clarity and conciseness.</text:p>
          </table:table-cell>
        </table:table-row>
        <table:table-row table:style-name="Tabla1.1">
          <table:table-cell table:style-name="Tabla1.A2" office:value-type="string">
            <text:p text:style-name="P3">Planning</text:p>
          </table:table-cell>
          <table:table-cell table:style-name="Tabla1.A2" office:value-type="string">
            <text:p text:style-name="P3">Orchestrate all details and aspects – from beginning to end – one piece of paper.</text:p>
          </table:table-cell>
        </table:table-row>
        <table:table-row table:style-name="Tabla1.1">
          <table:table-cell table:style-name="Tabla1.A2" office:value-type="string">
            <text:p text:style-name="P3">Meetings</text:p>
          </table:table-cell>
          <table:table-cell table:style-name="Tabla1.A2" office:value-type="string">
            <text:p text:style-name="P3">Meetings From planning to agenda, to chairing, to taking the minutes… the jobs are completed with speed and efficiency.</text:p>
          </table:table-cell>
        </table:table-row>
        <table:table-row table:style-name="Tabla1.1">
          <table:table-cell table:style-name="Tabla1.A2" office:value-type="string">
            <text:p text:style-name="P3">Training</text:p>
          </table:table-cell>
          <table:table-cell table:style-name="Tabla1.A2" office:value-type="string">
            <text:p text:style-name="P3">From preparation to presentation they make the job easier and much faster.</text:p>
          </table:table-cell>
        </table:table-row>
        <table:table-row table:style-name="Tabla1.1">
          <table:table-cell table:style-name="Tabla1.A2" office:value-type="string">
            <text:p text:style-name="P3">Thinking</text:p>
          </table:table-cell>
          <table:table-cell table:style-name="Tabla1.A2" office:value-type="string">
            <text:p text:style-name="P3">Having a method to analyze thoughts, almost a ‘way-station’ for them.</text:p>
          </table:table-cell>
        </table:table-row>
        <table:table-row table:style-name="Tabla1.1">
          <table:table-cell table:style-name="Tabla1.A2" office:value-type="string">
            <text:p text:style-name="P3">Negotiating</text:p>
          </table:table-cell>
          <table:table-cell table:style-name="Tabla1.A2" office:value-type="string">
            <text:p text:style-name="P3">All the issues, your position and maneuverability on one sheet.</text:p>
          </table:table-cell>
        </table:table-row>
        <table:table-row table:style-name="Tabla1.1">
          <table:table-cell table:style-name="Tabla1.A2" office:value-type="string">
            <text:p text:style-name="P3">Brain Blooming</text:p>
          </table:table-cell>
          <table:table-cell table:style-name="Tabla1.A2" office:value-type="string">
            <text:p text:style-name="P3">Brain Blooming The new brain-storming in which more thoughts are generated and appropriately assessed.</text:p>
          </table:table-cell>
        </table:table-row>
      </table:table>
      <text:p text:style-name="P1"><text:soft-page-break/></text:p>
      <text:h text:style-name="P11" text:outline-level="3"><text:bookmark-start text:name="__RefHeading___Toc136_3304196238"/>Examples<text:bookmark-end text:name="__RefHeading___Toc136_3304196238"/></text:h>
      <text:p text:style-name="P4"/>
      <text:h text:style-name="P10" text:outline-level="2"><text:bookmark-start text:name="__RefHeading___Toc132_3304196238"/>Freeplane<text:bookmark-end text:name="__RefHeading___Toc132_3304196238"/></text:h>
      <text:h text:style-name="Heading_20_2" text:outline-level="3"><text:bookmark-start text:name="__RefHeading___Toc738_813175097"/>Installation<text:bookmark-end text:name="__RefHeading___Toc738_813175097"/></text:h>
      <text:p text:style-name="Best_20_paragraph"/>
      <text:h text:style-name="P11" text:outline-level="3"><text:bookmark-start text:name="__RefHeading___Toc740_813175097"/>The <text:span text:style-name="T5">Main</text:span> window<text:bookmark-end text:name="__RefHeading___Toc740_813175097"/></text:h>
      <text:p text:style-name="P4"/>
      <text:h text:style-name="Heading_20_2" text:outline-level="3">The format panel</text:h>
      <text:p text:style-name="Best_20_paragraph"/>
      <text:h text:style-name="Heading_20_2" text:outline-level="3">The Notes panel</text:h>
      <text:p text:style-name="Best_20_paragraph"/>
      <text:h text:style-name="Heading_20_2" text:outline-level="3">The Attributes panel</text:h>
      <text:p text:style-name="Best_20_paragraph"/>
      <text:h text:style-name="Heading_20_2" text:outline-level="3">The Filter Composer</text:h>
      <text:p text:style-name="Best_20_paragraph"/>
      <text:h text:style-name="Heading_20_2" text:outline-level="3">The Calendar</text:h>
      <text:p text:style-name="P6"><text:soft-page-break/></text:p>
      <text:h text:style-name="Heading_20_2" text:outline-level="3">The Presentations composer</text:h>
      <text:p text:style-name="Best_20_paragraph"/>
      <text:h text:style-name="Heading_20_2" text:outline-level="3">The scripts editor</text:h>
      <text:p text:style-name="Best_20_paragraph"/>
      <text:h text:style-name="Heading_20_2" text:outline-level="3">Modes of Freeplane</text:h>
      <text:p text:style-name="P5">Only view / Edit</text:p>
      <text:h text:style-name="Heading_20_1" text:outline-level="2">Drawing a Mind Map</text:h>
      <text:p text:style-name="Best_20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tinus Mono" svg:font-family="'Libertinus Mono'" style:font-family-generic="modern" style:font-pitch="variable"/>
    <style:font-face style:name="Libertinus Sans3" svg:font-family="'Libertinus Sans'" style:font-adornments="Itálica" style:font-family-generic="modern" style:font-pitch="variable"/>
    <style:font-face style:name="Libertinus Sans" svg:font-family="'Libertinus Sans'" style:font-adornments="Negrita" style:font-family-generic="modern" style:font-pitch="variable"/>
    <style:font-face style:name="Libertinus Sans1" svg:font-family="'Libertinus Sans'" style:font-adornments="Negrita itálica" style:font-family-generic="modern" style:font-pitch="variable"/>
    <style:font-face style:name="Libertinus Sans2" svg:font-family="'Libertinus Sans'" style:font-adornments="Normal" style:font-family-generic="modern" style:font-pitch="variable"/>
    <style:font-face style:name="Libertinus Serif" svg:font-family="'Libertinus Serif'" style:font-adornments="Normal" style:font-family-generic="modern" style:font-pitch="variable"/>
    <style:font-face style:name="Libertinus Serif Display" svg:font-family="'Libertinus Serif Display'" style:font-adornments="Normal" style:font-family-generic="moder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2" draw:display-name="Gradient 12" draw:style="linear" draw:start-color="#ffffff" draw:end-color="#999999" draw:start-intensity="100%" draw:end-intensity="100%" draw:angle="131deg" draw:border="29%"/>
    <draw:gradient draw:name="Gradient_20_2" draw:display-name="Gradient 2" draw:style="linear" draw:start-color="#ffffff" draw:end-color="#8d281e" draw:start-intensity="100%" draw:end-intensity="100%" draw:angle="90deg" draw:border="90%"/>
    <draw:gradient draw:name="Gradient_20_26" draw:display-name="Gradient 26" draw:style="linear" draw:start-color="#ffffff" draw:end-color="#dddddd" draw:start-intensity="100%" draw:end-intensity="100%" draw:angle="19deg" draw:border="56%"/>
    <draw:gradient draw:name="Gradient_20_3" draw:display-name="Gradient 3" draw:style="linear" draw:start-color="#ffffff" draw:end-color="#ff0000" draw:start-intensity="100%" draw:end-intensity="100%" draw:angle="90deg" draw:border="90%"/>
    <draw:gradient draw:name="Gradient_20_4" draw:display-name="Gradient 4" draw:style="linear" draw:start-color="#ffffff" draw:end-color="#ff4000" draw:start-intensity="100%" draw:end-intensity="100%" draw:angle="90deg" draw:border="90%"/>
    <draw:gradient draw:name="Gradient_20_5" draw:display-name="Gradient 5" draw:style="linear" draw:start-color="#ffffff" draw:end-color="#c0c0c0" draw:start-intensity="100%" draw:end-intensity="100%" draw:angle="30deg" draw:border="0%"/>
    <draw:stroke-dash draw:name="Dash"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text-align="start" style:justify-single-word="false" style:page-number="auto"/>
      <style:text-properties style:font-name="Libertinus Serif" fo:font-family="'Libertinus Serif'" style:font-style-name="Normal" style:font-family-generic="modern" style:font-pitch="variable" fo:font-size="10pt" fo:language="en" fo:country="US"/>
    </style:style>
    <style:style style:name="Heading" style:family="paragraph" style:parent-style-name="Standard" style:next-style-name="Best_20_paragraph"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list-style-name="Mi_20_lista" style:class="list">
      <style:paragraph-properties fo:margin-top="0cm" fo:margin-bottom="0.499cm" style:contextual-spacing="true">
        <style:tab-stops/>
      </style:paragraph-properties>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Best_20_paragraph" style:default-outline-level="2" style:class="text" style:master-page-name="">
      <loext:graphic-properties draw:fill="none" draw:fill-color="#729fcf" draw:fill-gradient-name="Gradient_20_2"/>
      <style:paragraph-properties fo:margin-left="-2cm" fo:margin-right="0cm" fo:margin-top="0cm" fo:margin-bottom="1cm" style:contextual-spacing="false" fo:text-align="start" style:justify-single-word="false" fo:text-indent="0cm" style:auto-text-indent="false" style:page-number="auto" fo:break-before="page" fo:background-color="transparent" fo:padding="0.049cm" fo:border-left="none" fo:border-right="none" fo:border-top="none" fo:border-bottom="0.06pt solid #0000ff" style:join-border="false">
        <style:tab-stops/>
      </style:paragraph-properties>
      <style:text-properties fo:color="#0000ff" loext:opacity="100%" style:font-name="Libertinus Sans2" fo:font-family="'Libertinus Sans'" style:font-style-name="Normal" style:font-family-generic="modern" style:font-pitch="variable" fo:font-size="200%"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Best_20_paragraph" style:default-outline-level="3" style:class="text">
      <loext:graphic-properties draw:fill="none" draw:fill-color="#729fcf" draw:fill-gradient-name="Gradient_20_3"/>
      <style:paragraph-properties fo:margin-left="0cm" fo:margin-right="0cm" fo:margin-top="0.499cm" fo:margin-bottom="0.499cm" style:contextual-spacing="false" fo:text-align="start" style:justify-single-word="false" fo:text-indent="0cm" style:auto-text-indent="false" fo:background-color="transparent" fo:padding="0.049cm" fo:border-left="none" fo:border-right="none" fo:border-top="none" fo:border-bottom="0.06pt solid #000000" style:join-border="false"/>
      <style:text-properties style:font-name="Libertinus Sans" fo:font-family="'Libertinus Sans'" style:font-style-name="Negrita" style:font-family-generic="modern" style:font-pitch="variable" fo:font-size="150%" fo:font-weight="normal" style:font-size-asian="115%" style:font-weight-asian="bold" style:font-size-complex="115%" style:font-weight-complex="bold"/>
    </style:style>
    <style:style style:name="Heading_20_3" style:display-name="Heading 3" style:family="paragraph" style:parent-style-name="Heading" style:next-style-name="Best_20_paragraph" style:default-outline-level="4" style:class="text" style:master-page-name="">
      <loext:graphic-properties draw:fill="none" draw:fill-color="#729fcf" draw:fill-gradient-name="Gradient_20_4"/>
      <style:paragraph-properties fo:margin-left="2cm" fo:margin-right="0cm" fo:margin-top="0cm" fo:margin-bottom="0.199cm" style:contextual-spacing="false" fo:text-align="start" style:justify-single-word="false" fo:text-indent="0cm" style:auto-text-indent="false" style:page-number="auto" fo:background-color="transparent" fo:padding="0.049cm" fo:border-left="none" fo:border-right="none" fo:border-top="none" fo:border-bottom="0.06pt solid #000000" style:join-border="false">
        <style:tab-stops/>
      </style:paragraph-properties>
      <style:text-properties style:font-name="Libertinus Sans2" fo:font-family="'Libertinus Sans'" style:font-style-name="Normal" style:font-family-generic="modern" style:font-pitch="variable" fo:font-size="130%" fo:font-weight="normal"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fill="none" draw:fill-color="#729fcf"/>
      <style:paragraph-properties fo:margin-left="-2cm" fo:margin-right="0cm" fo:margin-top="0.423cm" fo:margin-bottom="0.212cm" style:contextual-spacing="false" fo:text-align="start" style:justify-single-word="false" fo:orphans="2" fo:widows="2" fo:text-indent="0cm" style:auto-text-indent="false" fo:background-color="transparent" fo:padding="0.049cm" fo:border="none" style:shadow="none" fo:keep-with-next="always" text:number-lines="false" text:line-number="0" style:writing-mode="lr-tb">
        <style:tab-stops>
          <style:tab-stop style:position="8.5cm" style:type="center"/>
          <style:tab-stop style:position="17cm" style:type="right"/>
        </style:tab-stops>
      </style:paragraph-properties>
      <style:text-properties style:font-name="Libertinus Sans2" fo:font-family="'Libertinus Sans'"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tinus Sans2" fo:font-family="'Libertinus Sans'" style:font-style-name="Normal" style:font-family-generic="modern" style:font-pitch="variable"/>
    </style:style>
    <style:style style:name="Title" style:family="paragraph" style:parent-style-name="Heading" style:next-style-name="Text_20_body" style:class="chapter">
      <loext:graphic-properties draw:fill="gradient" draw:fill-gradient-name="Gradient_20_26" draw:gradient-step-count="64"/>
      <style:paragraph-properties fo:margin-top="0.42cm" fo:margin-bottom="0.21cm" style:contextual-spacing="false" fo:text-align="center" style:justify-single-word="false" fo:background-color="#eeeeee" fo:padding="1cm" fo:border-left="none" fo:border-right="none" fo:border-top="none" fo:border-bottom="0.26pt dotted #000000" style:shadow="none">
        <style:tab-stops/>
      </style:paragraph-properties>
      <style:text-properties style:font-name="Libertinus Sans" fo:font-family="'Libertinus Sans'" style:font-style-name="Negrita" style:font-family-generic="modern" style:font-pitch="variable" fo:font-size="28pt" fo:font-weight="bold" style:font-size-asian="28pt" style:font-weight-asian="bold" style:font-size-complex="28pt" style:font-weight-complex="bold"/>
    </style:style>
    <style:style style:name="Heading_20_4" style:display-name="Heading 4" style:family="paragraph" style:parent-style-name="Heading" style:next-style-name="Best_20_paragraph" style:default-outline-level="5" style:class="text">
      <style:paragraph-properties fo:margin-top="0.212cm" fo:margin-bottom="0.212cm" style:contextual-spacing="false"/>
      <style:text-properties style:font-name="Libertinus Sans1" fo:font-family="'Libertinus Sans'" style:font-style-name="Negrita itálica" style:font-family-generic="modern" style:font-pitch="variable" fo:font-size="95%" fo:font-style="italic" fo:font-weight="bold" style:font-size-asian="95%" style:font-style-asian="italic" style:font-weight-asian="bold" style:font-size-complex="95%" style:font-style-complex="italic" style:font-weight-complex="bold"/>
    </style:style>
    <style:style style:name="Box" style:family="paragraph" style:parent-style-name="Best_20_paragraph" style:next-style-name="Best_20_paragraph">
      <loext:graphic-properties draw:fill="solid" draw:fill-color="#dedede"/>
      <style:paragraph-properties fo:margin-left="2cm" fo:margin-right="2cm" fo:text-align="center" style:justify-single-word="false" fo:text-indent="0cm" style:auto-text-indent="false" fo:background-color="#dedede" fo:padding="0.049cm" fo:border-left="none" fo:border-right="none" fo:border-top="0.06pt solid #000000" fo:border-bottom="0.06pt solid #000000"/>
      <style:text-properties fo:font-size="10pt" fo:font-style="italic" officeooo:rsid="0015b61a" style:font-size-asian="10pt" style:font-style-asian="italic" style:font-size-complex="10pt" style:font-style-complex="italic"/>
    </style:style>
    <style:style style:name="Abstract" style:family="paragraph" style:parent-style-name="Best_20_paragraph" style:next-style-name="Best_20_paragraph">
      <style:paragraph-properties fo:margin-left="5.001cm" fo:margin-right="0cm" fo:margin-top="0cm" fo:margin-bottom="0.499cm" style:contextual-spacing="false" fo:text-indent="0cm" style:auto-text-indent="false" fo:padding="0.101cm" fo:border="none">
        <style:tab-stops/>
      </style:paragraph-properties>
      <style:text-properties fo:font-style="italic" officeooo:rsid="00268909" style:font-style-asian="italic"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Libertinus Sans" fo:font-family="'Libertinus Sans'" style:font-style-name="Negrita" style:font-family-generic="moder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Libertinus Sans" fo:font-family="'Libertinus Sans'" style:font-style-name="Negrita" style:font-family-generic="modern" style:font-pitch="variable"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fo:padding="0.049cm" fo:border-left="none" fo:border-right="none" fo:border-top="none" fo:border-bottom="0.06pt solid #000000" style:join-border="false">
        <style:tab-stops>
          <style:tab-stop style:position="14cm" style:type="right" style:leader-style="dotted" style:leader-text="."/>
        </style:tab-stops>
      </style:paragraph-properties>
      <style:text-properties fo:font-variant="normal" fo:text-transform="none" style:font-name="Libertinus Sans2" fo:font-family="'Libertinus Sans'" style:font-style-name="Normal" style:font-family-generic="modern" style:font-pitch="variable" fo:font-size="10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text-properties style:font-name="Libertinus Sans2" fo:font-family="'Libertinus Sans'" style:font-style-name="Normal" style:font-family-generic="modern" style:font-pitch="variable" fo:font-size="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text-properties style:font-name="Libertinus Sans2" fo:font-family="'Libertinus Sans'" style:font-style-name="Normal" style:font-family-generic="modern" style:font-pitch="variable" fo:font-size="8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2.003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1.504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1.005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0.506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0.007cm" style:type="right" style:leader-style="dotted" style:leader-text="."/>
        </style:tab-stops>
      </style:paragraph-properties>
      <style:text-properties style:font-name="Libertinus Serif" fo:font-family="'Libertinus Serif'" style:font-style-name="Normal" style:font-family-generic="modern" style:font-pitch="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9.507cm" style:type="right" style:leader-style="dotted" style:leader-text="."/>
        </style:tab-stops>
      </style:paragraph-properties>
      <style:text-properties style:font-name="Libertinus Sans2" fo:font-family="'Libertinus Sans'" style:font-style-name="Normal" style:font-family-generic="modern" style:font-pitch="variable"/>
    </style:style>
    <style:style style:name="List_20_1" style:display-name="List 1" style:family="paragraph" style:parent-style-name="List" style:list-style-name="Mi_20_lista" style:class="list">
      <style:paragraph-properties fo:margin-top="0cm" fo:margin-bottom="0.499cm" style:contextual-spacing="true" fo:line-height="12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List_20_2" style:display-name="List 2" style:family="paragraph" style:parent-style-name="List" style:class="list">
      <style:paragraph-properties fo:margin-left="1.27cm" fo:margin-right="0cm" fo:margin-top="0cm" fo:margin-bottom="0.199cm" style:contextual-spacing="true" fo:text-indent="-0.635cm" style:auto-text-indent="false"/>
    </style:style>
    <style:style style:name="List_20_3" style:display-name="List 3" style:family="paragraph" style:parent-style-name="List" style:class="list">
      <style:paragraph-properties fo:margin-left="1.905cm" fo:margin-right="0cm" fo:margin-top="0cm" fo:margin-bottom="0.199cm" style:contextual-spacing="true" fo:text-indent="-0.635cm" style:auto-text-indent="false"/>
    </style:style>
    <style:style style:name="List_20_4" style:display-name="List 4" style:family="paragraph" style:parent-style-name="List" style:class="list">
      <style:paragraph-properties fo:margin-left="2.54cm" fo:margin-right="0cm" fo:margin-top="0cm" fo:margin-bottom="0.199cm" style:contextual-spacing="true" fo:text-indent="-0.635cm" style:auto-text-indent="false"/>
    </style:style>
    <style:style style:name="List_20_5" style:display-name="List 5" style:family="paragraph" style:parent-style-name="List" style:class="list">
      <style:paragraph-properties fo:margin-left="3.175cm" fo:margin-right="0cm" fo:margin-top="0cm" fo:margin-bottom="0.199cm" style:contextual-spacing="true" fo:text-indent="-0.635cm" style:auto-text-indent="false"/>
    </style:style>
    <style:style style:name="Best_20_paragraph" style:display-name="Best paragraph" style:family="paragraph" style:parent-style-name="Heading" style:list-style-name="">
      <style:paragraph-properties fo:line-height="120%" fo:text-align="justify" style:justify-single-word="false" text:number-lines="false" text:line-number="0"/>
      <style:text-properties style:font-name="Liberation Serif1" fo:font-family="'Liberation Serif'" style:font-style-name="Normal" style:font-family-generic="roman" style:font-pitch="variable" fo:font-size="10pt"/>
      <style:map style:condition="list-level()=1" style:apply-style-name="List_20_1"/>
      <style:map style:condition="list-level()=2" style:apply-style-name="List_20_2"/>
      <style:map style:condition="list-level()=3" style:apply-style-name="List_20_3"/>
      <style:map style:condition="list-level()=4" style:apply-style-name="List_20_4"/>
      <style:map style:condition="list-level()=5" style:apply-style-name="List_20_5"/>
    </style:style>
    <style:style style:name="Párrafo_20_estrecho" style:display-name="Párrafo estrecho" style:family="paragraph" style:parent-style-name="Text_20_body">
      <style:paragraph-properties fo:margin-top="0.101cm" fo:margin-bottom="0.101cm" style:contextual-spacing="false"/>
      <style:text-properties officeooo:rsid="0055c0e5"/>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cm" fo:margin-bottom="2cm" style:contextual-spacing="false" fo:text-align="end" style:justify-single-word="false">
        <style:tab-stops/>
      </style:paragraph-properties>
      <style:text-properties style:font-name="Libertinus Sans3" fo:font-family="'Libertinus Sans'" style:font-style-name="Itálica" style:font-family-generic="modern" style:font-pitch="variable" fo:font-size="12pt" fo:font-style="italic" fo:font-weight="normal" style:font-size-asian="12pt"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ypewriter" style:family="paragraph" style:parent-style-name="Best_20_paragraph">
      <loext:graphic-properties draw:fill="none" draw:fill-color="#729fcf"/>
      <style:paragraph-properties fo:text-align="justify" style:justify-single-word="false" fo:background-color="transparent" style:writing-mode="lr-tb"/>
      <style:text-properties style:font-name="Libertinus Mono" fo:font-family="'Libertinus Mono'" style:font-family-generic="modern" style:font-pitch="variable" fo:font-size="8pt" officeooo:rsid="0068130b"/>
    </style:style>
    <style:style style:name="Elegant" style:family="paragraph" style:parent-style-name="Best_20_paragraph">
      <style:paragraph-properties style:writing-mode="lr-tb"/>
      <style:text-properties fo:font-style="italic" officeooo:rsid="00693395" style:font-style-asian="italic" style:font-style-complex="italic"/>
    </style:style>
    <style:style style:name="Chapter" style:family="paragraph" style:parent-style-name="Heading" style:next-style-name="Abstract" style:default-outline-level="1" style:master-page-name="Capitulo">
      <style:paragraph-properties fo:margin-top="0.499cm" fo:margin-bottom="0.21cm" style:contextual-spacing="true" fo:line-height="200%" style:page-number="auto" fo:break-before="auto" fo:break-after="auto" fo:padding="0.049cm" fo:border-left="none" fo:border-right="none" fo:border-top="0.06pt solid #000fff" fo:border-bottom="0.06pt solid #000fff" style:join-border="false"/>
      <style:text-properties fo:font-variant="small-caps" fo:color="#0000ff" loext:opacity="100%" style:text-outline="false" style:font-name="Libertinus Serif Display" fo:font-family="'Libertinus Serif Display'" style:font-style-name="Normal" style:font-family-generic="modern" style:font-pitch="variable" fo:font-size="32pt" fo:text-shadow="none" style:text-underline-style="none" fo:font-weight="normal" officeooo:rsid="0071456a" style:font-size-asian="32pt" style:font-weight-asian="bold" style:font-size-complex="32pt" style:font-weight-complex="bold" style:font-relief="none"/>
    </style:style>
    <style:style style:name="Heading_20_5" style:display-name="Heading 5" style:family="paragraph" style:parent-style-name="Heading" style:next-style-name="Text_20_body" style:default-outline-level="6"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8"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9"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List_20_1_20_Cont." style:display-name="List 1 Cont." style:family="paragraph" style:parent-style-name="List" style:list-style-name="" style:class="list">
      <style:paragraph-properties fo:margin-top="0cm" fo:margin-bottom="0.212cm" style:contextual-spacing="false"/>
    </style:style>
    <style:style style:name="List_20_1_20_End" style:display-name="List 1 End" style:family="paragraph" style:parent-style-name="List" style:next-style-name="List_20_1" style:list-style-name="" style:class="list">
      <style:paragraph-properties fo:margin-top="0cm" fo:margin-bottom="0.423cm" style:contextual-spacing="false"/>
    </style:style>
    <style:style style:name="List_20_1_20_Start" style:display-name="List 1 Start" style:family="paragraph" style:parent-style-name="List" style:next-style-name="List_20_1" style:list-style-name="" style:class="list">
      <style:paragraph-properties fo:margin-top="0.423cm" fo:margin-bottom="0.212cm" style:contextual-spacing="false"/>
    </style:style>
    <style:style style:name="Numbering_20_1" style:display-name="Numbering 1" style:family="paragraph" style:parent-style-name="List" style:list-style-name="Numbering_20_123" style:class="list">
      <style:paragraph-properties fo:margin-top="0cm" fo:margin-bottom="0.499cm" style:contextual-spacing="true" fo:line-height="120%"/>
    </style:style>
    <style:style style:name="Sin_20_título1" style:display-name="Sin título1" style:family="paragraph" style:parent-style-name="Chapter" style:default-outline-level="" style:list-style-nam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erde" style:family="text" style:parent-style-name="Bullet_20_Symbols">
      <style:text-properties fo:color="#20a520" loext:opacity="100%" style:font-name="Libertinus Serif" fo:font-family="'Libertinus Serif'" style:font-style-name="Normal" style:font-family-generic="modern" style:font-pitch="variable" fo:font-size="10pt" fo:font-weight="bold" style:font-size-asian="12pt" style:font-weight-asian="bold" style:font-name-complex="Lucida Sans1" style:font-family-complex="'Lucida Sans'" style:font-family-generic-complex="swiss" style:font-weight-complex="bold"/>
    </style:style>
    <style:style style:name="rojo" style:family="text" style:parent-style-name="Bullet_20_Symbols">
      <style:text-properties fo:color="#ff0000" loext:opacity="100%" style:font-name="Libertinus Serif" fo:font-family="'Libertinus Serif'" style:font-style-name="Normal" style:font-family-generic="modern" style:font-pitch="variable" fo:font-size="10pt" fo:font-weight="bold" style:font-size-asian="12pt" style:font-weight-asian="bold" style:font-name-complex="Lucida Sans1" style:font-family-complex="'Lucida Sans'" style:font-family-generic-complex="swiss" style:font-weight-complex="bold"/>
    </style:style>
    <style:style style:name="Line_20_numbering" style:display-name="Line numbering"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prefix="Chapter " style:num-format="1">
        <style:list-level-properties text:list-level-position-and-space-mode="label-alignment">
          <style:list-level-label-alignment text:label-followed-by="listtab" loext:label-followed-by="newline" fo:text-indent="-0.011cm" fo:margin-left="0.011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2714_" style:display-name="✔">
      <text:list-level-style-bullet text:level="1" text:style-name="verde" text:bullet-char="">
        <style:list-level-properties text:list-level-position-and-space-mode="label-alignment">
          <style:list-level-label-alignment text:label-followed-by="listtab" text:list-tab-stop-position="0.4cm" fo:text-indent="0.229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_2718_" style:display-name="✘">
      <text:list-level-style-bullet text:level="1" text:style-name="rojo" text:bullet-char="">
        <style:list-level-properties text:list-level-position-and-space-mode="label-alignment">
          <style:list-level-label-alignment text:label-followed-by="listtab" text:list-tab-stop-position="0.4cm" fo:text-indent="0.229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Mi_20_lista" style:display-name="Mi 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end" style:justify-single-word="false"/>
    </style:style>
    <style:style style:name="MT1" style:family="text">
      <style:text-properties style:font-name="Libertinus Sans2" fo:font-size="10pt" fo:language="en" fo:country="US" officeooo:rsid="0097239d"/>
    </style:style>
    <style:style style:name="MT2" style:family="text">
      <style:text-properties officeooo:rsid="0027bda5"/>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499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5cm" fo:margin-left="0cm" fo:margin-right="0cm" fo:margin-bottom="0.499cm" fo:background-color="transparent" style:dynamic-spacing="false" draw:fill="none" draw:fill-color="#729fcf"/>
      </style:header-style>
      <style:footer-style>
        <style:header-footer-properties fo:min-height="2.499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993cm" fo:margin-right="3.0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9.999cm" fo:margin-bottom="2cm" fo:margin-left="4.001cm" fo:margin-right="3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4" draw:name="Forma1" draw:style-name="Mgr1" draw:text-style-name="MP1" svg:x1="6.86cm" svg:y1="0.947cm" svg:x2="-3.988cm" svg:y2="0.947cm"><text:p/></draw:line><text:chapter text:display="name" text:outline-level="1">Mind Maps</text:chapter></text:p>
      </style:header>
      <style:footer>
        <text:p text:style-name="MP2"><draw:line text:anchor-type="paragraph" draw:z-index="9" draw:name="Forma2" draw:style-name="Mgr1" draw:text-style-name="MP1" svg:x1="6.86cm" svg:y1="0.48cm" svg:x2="17.004cm" svg:y2="0.48cm"><text:p/></draw:line><text:span text:style-name="MT1">Page</text:span><text:span text:style-name="MT2"> </text:span><text:page-number text:select-page="current">6</text:page-number><text:s/></text:p>
      </style:footer>
    </style:master-page>
    <style:master-page style:name="First_20_Page" style:display-name="First Page" style:page-layout-name="Mpm2" style:next-style-name="Standard"/>
    <style:master-page style:name="Capitulo" style:page-layout-name="Mpm3" style:next-style-name="Standard"/>
    <style:master-page style:name="Footnote" style:page-layout-name="Mpm4"/>
    <style:master-page style:name="Endnote" style:page-layout-name="Mpm4"/>
    <style:master-page style:name="Empty"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4T11:36:56.298000000</meta:creation-date>
    <meta:editing-duration>PT22M31S</meta:editing-duration>
    <meta:editing-cycles>34</meta:editing-cycles>
    <meta:generator>LibreOffice/7.1.5.2$Windows_x86 LibreOffice_project/85f04e9f809797b8199d13c421bd8a2b025d52b5</meta:generator>
    <meta:initial-creator>Kewapo wapo</meta:initial-creator>
    <dc:date>2021-08-26T13:45:45.851000000</dc:date>
    <dc:creator>Kewapo wapo</dc:creator>
    <meta:printed-by>Kewapo wapo</meta:printed-by>
    <meta:print-date>2021-08-24T11:51:40.664000000</meta:print-date>
    <meta:document-statistic meta:table-count="1" meta:image-count="0" meta:object-count="0" meta:page-count="6" meta:paragraph-count="49" meta:word-count="367" meta:character-count="2220" meta:non-whitespace-character-count="1897"/>
    <meta:template xlink:type="simple" xlink:actuate="onRequest" xlink:title="Book template" xlink:href="../../../../Documents/VARIOS/LibreOfficePortable%207.1.5/Data/settings/user/template/Book%20template.ott" meta:date="2021-08-26T13:45:13.585000000"/>
  </office:meta>
</office:document-meta>
</file>